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C</mi>
          <mi>d</mi>
        </msub>
        <mo stretchy="false">=</mo>
        <msub>
          <mi>C</mi>
          <mi>c</mi>
        </msub>
      </mrow>
      <mfrac>
        <msqrt>
          <mrow>
            <mn>1</mn>
            <mo stretchy="false">−</mo>
            <mfrac>
              <msubsup>
                <mi>A</mi>
                <mi>o</mi>
                <mn>2</mn>
              </msubsup>
              <msubsup>
                <mi>A</mi>
                <mn>1</mn>
                <mn>2</mn>
              </msubsup>
            </mfrac>
          </mrow>
        </msqrt>
        <msqrt>
          <mrow>
            <mrow>
              <mn>1</mn>
              <mo stretchy="false">−</mo>
              <mfrac>
                <msubsup>
                  <mi>A</mi>
                  <mi>o</mi>
                  <mn>2</mn>
                </msubsup>
                <msubsup>
                  <mi>A</mi>
                  <mn>1</mn>
                  <mn>2</mn>
                </msubsup>
              </mfrac>
            </mrow>
            <msubsup>
              <mi>C</mi>
              <mi>c</mi>
              <mn>2</mn>
            </msubsup>
          </mrow>
        </msqrt>
      </mfrac>
    </mrow>
    <annotation encoding="StarMath 5.0">C_{d} = C_{c} { sqrt{1 - { A^{2}_{o}} over { A^{2}_{1}} } } over { sqrt{1- { A^{2}_{o}} over { A^{2}_{1}} C^{2}_{c} 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9:05:47.742623346</meta:creation-date>
    <dc:date>2017-07-18T09:28:33.972157062</dc:date>
    <meta:editing-duration>PT11M4S</meta:editing-duration>
    <meta:editing-cycles>2</meta:editing-cycles>
    <meta:generator>LibreOffice/5.1.4.2$Linux_X86_64 LibreOffice_project/10m0$Build-2</meta:generator>
  </office:meta>
</office:document-meta>
</file>